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top="0.423cm" fo:margin-bottom="0.212cm" loext:contextual-spacing="false" fo:line-height="50%"/>
    </style:style>
    <style:style style:name="P6" style:family="paragraph" style:parent-style-name="Standard">
      <style:paragraph-properties fo:margin-top="0.423cm" fo:margin-bottom="0.212cm" loext:contextual-spacing="false" fo:line-height="50%"/>
      <style:text-properties fo:font-size="9pt" style:font-size-asian="9pt" style:font-size-complex="9pt"/>
    </style:style>
    <style:style style:name="P7" style:family="paragraph" style:parent-style-name="Standard" style:master-page-name="">
      <style:paragraph-properties fo:margin-left="-1.667cm" fo:margin-right="0cm" fo:orphans="2" fo:widows="2" fo:text-indent="3.016cm" style:auto-text-indent="false" style:page-number="auto" style:writing-mode="lr-tb"/>
      <style:text-properties fo:font-size="14pt" style:font-size-asian="14pt" style:font-size-complex="14pt"/>
    </style:style>
    <style:style style:name="P8" style:family="paragraph" style:parent-style-name="Standard" style:master-page-name="">
      <style:paragraph-properties fo:margin-left="8.599cm" fo:margin-right="0cm" fo:text-align="start" style:justify-single-word="false" fo:orphans="2" fo:widows="2" fo:text-indent="1.746cm" style:auto-text-indent="false" style:page-number="auto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 style:master-page-name="">
      <style:paragraph-properties fo:margin-left="10.398cm" fo:margin-right="0cm" fo:text-align="start" style:justify-single-word="false" fo:orphans="2" fo:widows="2" fo:text-indent="0cm" style:auto-text-indent="false" style:page-number="auto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margin-left="10.398cm" fo:margin-right="0cm" fo:text-align="start" style:justify-single-word="false" fo:orphans="2" fo:widows="2" fo:text-indent="0cm" style:auto-text-indent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4pt" officeooo:paragraph-rsid="001c9911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c9911" officeooo:paragraph-rsid="001c9911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b3bba" style:font-size-asian="14pt" style:font-size-complex="14pt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c9911"/>
    </style:style>
    <style:style style:name="T6" style:family="text">
      <style:text-properties officeooo:rsid="00177d50"/>
    </style:style>
    <style:style style:name="T7" style:family="text">
      <style:text-properties fo:language="ru" fo:country="RU" officeooo:rsid="001b3bba"/>
    </style:style>
    <style:style style:name="T8" style:family="text">
      <style:text-properties fo:language="ru" fo:country="RU" officeooo:rsid="001c9911"/>
    </style:style>
    <style:style style:name="T9" style:family="text">
      <style:text-properties officeooo:rsid="001b3bba"/>
    </style:style>
    <style:style style:name="T10" style:family="text">
      <style:text-properties fo:language="smn" fo:country="FI" officeooo:rsid="001b3b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Начальнику производственного</text:p>
      <text:p text:style-name="P9"><text:s/>управления ООО Лотес ТМ <text:s text:c="2"/></text:p>
      <text:p text:style-name="P10">Непорада Ю.А.</text:p>
      <text:p text:style-name="P2"/>
      <text:p text:style-name="P3">Служебная записка <text:s/></text:p>
      <text:p text:style-name="P7"><text:s text:c="3"/>Прошу <text:span text:style-name="T6">дать указание </text:span><text:s/>изготовить опытный образец изделия .</text:p>
      <text:p text:style-name="Standard"><text:span text:style-name="T2">Применяемость: <text:s text:c="3"/></text:span><text:span text:style-name="T3">УКС АОС</text:span></text:p>
      <text:p text:style-name="P4">Наименование: <text:s text:c="4"/><text:span text:style-name="T9">ОРТС 758725.001 </text:span><text:span text:style-name="T10">V</text:span><text:span text:style-name="T9">3</text:span></text:p>
      <text:p text:style-name="P4"/>
      <text:p text:style-name="P4"/>
      <text:p text:style-name="P6"><text:s text:c="79"/></text:p>
      <text:p text:style-name="P5"><text:span text:style-name="T2">Начальник ОРТС <text:s text:c="43"/></text:span><text:span text:style-name="T1">Крысин Ю Д <text:s text:c="17"/>_________</text:span></text:p>
      <text:p text:style-name="P6"><text:s text:c="147"/></text:p>
      <text:p text:style-name="P12">тел.155</text:p>
      <text:p text:style-name="P4">Приложение </text:p>
      <text:p text:style-name="P4">1.Печатная плата 758725.03<text:span text:style-name="T6">3</text:span> <text:s/>…………………………………………. <text:span text:style-name="T5">2</text:span> шт.</text:p>
      <text:p text:style-name="P11">2.Перечень элементов <text:s/><text:span text:style-name="T9">ОРТС 758725.001 </text:span><text:span text:style-name="T10">V</text:span><text:span text:style-name="T9">3………………...</text:span><text:span text:style-name="T5">1</text:span> лист</text:p>
      <text:p text:style-name="P11">3.Сборочный чертеж <text:s text:c="2"/><text:span text:style-name="T9">ОРТС 758725.001 </text:span><text:span text:style-name="T8">СБ</text:span><text:span text:style-name="T9">……………………..1 листа</text:span></text:p>
      <text:p text:style-name="P11">4.Электрическая схема <text:s/><text:span text:style-name="T9">ОРТС 758725.001 </text:span><text:span text:style-name="T8">Э3</text:span><text:span text:style-name="T9">…………………..1 листа</text:span></text:p>
      <text:p text:style-name="P4"><text:s text:c="1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1.27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1.244cm" fo:margin-right="1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</meta:initial-creator>
    <meta:editing-cycles>15</meta:editing-cycles>
    <meta:print-date>2017-11-23T10:11:00</meta:print-date>
    <meta:creation-date>2017-11-23T10:08:00</meta:creation-date>
    <dc:date>2018-11-26T19:33:55.012000000</dc:date>
    <meta:editing-duration>PT28M51S</meta:editing-duration>
    <meta:generator>LibreOffice/6.0.1.1$Windows_X86_64 LibreOffice_project/60bfb1526849283ce2491346ed2aa51c465abfe6</meta:generator>
    <meta:document-statistic meta:table-count="0" meta:image-count="0" meta:object-count="0" meta:page-count="1" meta:paragraph-count="17" meta:word-count="57" meta:character-count="871" meta:non-whitespace-character-count="415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